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... let's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baaack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lright, 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 for the wa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- L4 &amp; Tomocchi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, all done～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... much bet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ept you waiting. Eheh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I'm saved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, so much bett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ehe... y-you saw something embarrass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'm totally reliev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at was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thanks for wait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ah... I thought it was all over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s-sorry for the wait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I was so close to wetting myself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</text:p>
          </table:table-cell>
          <table:table-cell table:style-name="ce0" office:value-type="string">
            <text:p>S-sorry! I… I’ll be right back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</text:p>
          </table:table-cell>
          <table:table-cell table:style-name="ce0" office:value-type="string">
            <text:p>Wh-what should I do…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 with
rather than making the same mistake again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</text:p>
          </table:table-cell>
          <table:table-cell table:style-name="ce0" office:value-type="string">
            <text:p>O-okay. Got it...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</text:p>
          </table:table-cell>
          <table:table-cell table:style-name="ce0" office:value-type="string">
            <text:p>D-don't say that...!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</text:p>
          </table:table-cell>
          <table:table-cell table:style-name="ce0" office:value-type="string">
            <text:p>A-and also… I need to use the toilet again…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</text:p>
          </table:table-cell>
          <table:table-cell table:style-name="ce0" office:value-type="string">
            <text:p>I need... I need the toilet!!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</text:p>
          </table:table-cell>
          <table:table-cell table:style-name="ce0" office:value-type="string">
            <text:p>Ahh, it's getting really bad...!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</text:p>
          </table:table-cell>
          <table:table-cell table:style-name="ce0" office:value-type="string">
            <text:p>I-it's going to leak out...!!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</text:p>
          </table:table-cell>
          <table:table-cell table:style-name="ce0" office:value-type="string">
            <text:p>I need to use the toilet, so can we please take
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style-name="ce0" office:value-type="string">
            <text:p>(H-Hang in there a little longer...)
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style-name="ce0" office:value-type="string">
            <text:p>Ugh, this is so embarrassing...
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</text:p>
          </table:table-cell>
          <table:table-cell table:style-name="ce0" office:value-type="string">
            <text:p>(I have to pee but just a tiny bit...)
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</text:p>
          </table:table-cell>
          <table:table-cell table:style-name="ce0" office:value-type="string">
            <text:p>(For now I'm sure I can still hold it, but what am
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</text:p>
          </table:table-cell>
          <table:table-cell table:style-name="ce0" office:value-type="string">
            <text:p>Let's go save Sharusharu from the bandit 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style-name="ce0" office:value-type="string">
            <text:p>Yeah, that's kind of how I'm feeling!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</text:p>
          </table:table-cell>
          <table:table-cell table:style-name="ce0" office:value-type="string">
            <text:p>Just thinking about a super-strong bandit gang
that even the castle soldiers are no match for,
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style-name="ce0" office:value-type="string">
            <text:p>I might be starting to lose my nerve...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</text:p>
          </table:table-cell>
          <table:table-cell table:style-name="ce0" office:value-type="string">
            <text:p>Fine...! I'm going over there!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</text:p>
          </table:table-cell>
          <table:table-cell table:style-name="ce0" office:value-type="string">
            <text:p>I-it's fine! I'll just... endure it!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</text:p>
          </table:table-cell>
          <table:table-cell table:style-name="ce0" office:value-type="string">
            <text:p>Th-th-that's none of your business!!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</text:p>
          </table:table-cell>
          <table:table-cell table:style-name="ce0" office:value-type="string">
            <text:p>This really is... my limit...!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</text:p>
          </table:table-cell>
          <table:table-cell table:style-name="ce0" office:value-type="string">
            <text:p>Uu... S-Saotome...!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</text:p>
          </table:table-cell>
          <table:table-cell table:style-name="ce0" office:value-type="string">
            <text:p>I don’t think... I can h-hold it any longer, 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</text:p>
          </table:table-cell>
          <table:table-cell table:style-name="ce0" office:value-type="string">
            <text:p>H-hey, don't you think you should be a bit more
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</text:p>
          </table:table-cell>
          <table:table-cell table:style-name="ce0" office:value-type="string">
            <text:p>It doesn't have to be right this second or anything,
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style-name="ce0" office:value-type="string">
            <text:p>At some point, could we stop by a bathroom?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</text:p>
          </table:table-cell>
          <table:table-cell table:style-name="ce0" office:value-type="string">
            <text:p>H-hey...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</text:p>
          </table:table-cell>
          <table:table-cell table:style-name="ce0" office:value-type="string">
            <text:p>Sniff... this... th-that is...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</text:p>
          </table:table-cell>
          <table:table-cell table:style-name="ce0" office:value-type="string">
            <text:p>If you’re getting tired, want to take a break?
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</text:p>
          </table:table-cell>
          <table:table-cell table:style-name="ce0" office:value-type="string">
            <text:p>If you’re fine… then never mind.
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</text:p>
          </table:table-cell>
          <table:table-cell table:style-name="ce0" office:value-type="string">
            <text:p>I’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</text:p>
          </table:table-cell>
          <table:table-cell table:style-name="ce0" office:value-type="string">
            <text:p>Tomocchi, Sharusharu... will you two be 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</text:p>
          </table:table-cell>
          <table:table-cell table:style-name="ce0" office:value-type="string">
            <text:p>I hope they're not in a bad way...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</text:p>
          </table:table-cell>
          <table:table-cell table:style-name="ce0" office:value-type="string">
            <text:p>Don't let her pee outside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</text:p>
          </table:table-cell>
          <table:table-cell table:style-name="ce0" office:value-type="string">
            <text:p>Let her pee outside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</text:p>
          </table:table-cell>
          <table:table-cell table:style-name="ce0" office:value-type="string">
            <text:p>Uuh… s-so that’s what it’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</text:p>
          </table:table-cell>
          <table:table-cell table:style-name="ce0" office:value-type="string">
            <text:p>'Kay, time-out!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</text:p>
          </table:table-cell>
          <table:table-cell table:style-name="ce0" office:value-type="string">
            <text:p>Whyyy?! L-let me do it... pleeease...!!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</text:p>
          </table:table-cell>
          <table:table-cell table:style-name="ce0" office:value-type="string">
            <text:p>Ah, aah, qu... quickly...!!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</text:p>
          </table:table-cell>
          <table:table-cell table:style-name="ce0" office:value-type="string">
            <text:p>I, I... wanna... go pee!!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</text:p>
          </table:table-cell>
          <table:table-cell table:style-name="ce0" office:value-type="string">
            <text:p>I-I-I'm gonna explode!!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</text:p>
          </table:table-cell>
          <table:table-cell table:style-name="ce0" office:value-type="string">
            <text:p>Just wait a sec while I go over there!!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</text:p>
          </table:table-cell>
          <table:table-cell table:style-name="ce0" office:value-type="string">
            <text:p>Wha?! B-but...!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style-name="ce0" office:value-type="string">
            <text:p>I'll be done in no ti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</text:p>
          </table:table-cell>
          <table:table-cell table:style-name="ce0" office:value-type="string">
            <text:p>Sorry, but I gotta use the toilet...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</text:p>
          </table:table-cell>
          <table:table-cell table:style-name="ce0" office:value-type="string">
            <text:p>N-normally I can hold it in, y'know? Today was...
I guess I was just caught a little 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～.</text:p>
          </table:table-cell>
          <table:table-cell table:style-name="ce0" office:value-type="string">
            <text:p>I kinda feel like I have to go, just a liiittle～.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</text:p>
          </table:table-cell>
          <table:table-cell table:style-name="ce0" office:value-type="string">
            <text:p>Hmm, so Saotome-kun's the party leader?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～! Aren't you lucky?</text:p>
          </table:table-cell>
          <table:table-cell table:style-name="ce0" office:value-type="string">
            <text:p>You've got yourself a complete harem～! Aren't
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
there's one nearb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 and
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ather than use the bathroom... I want to do
something about my clothe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 toilet
firs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I guess I'll go
anyw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 here a
moment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 sec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 that
badly, so let me change alread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e-before I get changed... just a second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right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right?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 anything...
but just in cas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 so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 care
of it... n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 anything,
okay? I'm only going just in cas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Even I have to use the toilet
sometime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change clothes first... I thin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p-p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 Peeee...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. much bett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... I thought I was gonna wet myself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about to pee myself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ah～! So much better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s so close to losing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j-just made it...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super amazing just how much came ou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was probably the first time I ever held it
that muc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
for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 firs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ardon... my u-unsightlines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 could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 offer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right, I don't need to go right now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right, so please ask the others first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
go for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
a bi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'm de-desperate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 /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right now...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right...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 l-l-leak, or
anything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</text:p>
          </table:table-cell>
          <table:table-cell table:style-name="ce0" office:value-type="string">
            <text:p>Take 1 cupful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</text:p>
          </table:table-cell>
          <table:table-cell table:style-name="ce0" office:value-type="string">
            <text:p>Take 4 cupfuls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3:04:57+02:00</meta:creation-date>
    <dc:date>2019-10-05T13:04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